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91.53mm" fo:margin-left="-1.91mm" style:page-number="auto" table:align="left" style:writing-mode="lr-tb"/>
    </style:style>
    <style:style style:name="Table1.A" style:family="table-column">
      <style:table-column-properties style:column-width="91.53mm"/>
    </style:style>
    <style:style style:name="Table1.1" style:family="table-row">
      <style:table-row-properties style:min-row-height="29.23mm" fo:keep-together="auto"/>
    </style:style>
    <style:style style:name="Table1.A1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Standard">
      <style:text-properties fo:color="#000000" style:font-name="Times New Roman" fo:font-size="10pt" fo:letter-spacing="-0.18mm" style:font-size-asian="10pt" style:text-scale="110%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28.84mm"/>
        </style:tab-stops>
      </style:paragraph-properties>
      <style:text-properties style:font-name="Times New Roman" fo:font-size="10pt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8.84mm"/>
        </style:tab-stops>
      </style:paragraph-properties>
    </style:style>
    <style:style style:name="P5" style:family="paragraph" style:parent-style-name="Standard">
      <style:paragraph-properties fo:margin-top="12.7mm" fo:margin-bottom="0mm" fo:line-height="83%" fo:text-align="center" style:justify-single-word="false"/>
    </style:style>
    <style:style style:name="P6" style:family="paragraph" style:parent-style-name="Standard">
      <style:paragraph-properties fo:margin-left="5.08mm" fo:margin-right="0mm" fo:margin-top="1.91mm" fo:margin-bottom="18.42mm" fo:line-height="85%" fo:text-indent="0mm" style:auto-text-indent="false"/>
    </style:style>
    <style:style style:name="P7" style:family="paragraph" style:parent-style-name="Standard">
      <style:paragraph-properties fo:margin-left="5.08mm" fo:margin-right="0mm" fo:margin-top="3.81mm" fo:margin-bottom="0mm" fo:text-indent="0mm" style:auto-text-indent="false">
        <style:tab-stops>
          <style:tab-stop style:position="32.07mm" style:type="right"/>
          <style:tab-stop style:position="133.6mm" style:type="right" style:leader-style="dotted" style:leader-text="."/>
        </style:tab-stops>
      </style:paragraph-properties>
    </style:style>
    <style:style style:name="P8" style:family="paragraph" style:parent-style-name="Standard" style:master-page-name="">
      <style:paragraph-properties fo:margin-top="0mm" fo:margin-bottom="2.54mm" style:page-number="auto"/>
    </style:style>
    <style:style style:name="P9" style:family="paragraph" style:parent-style-name="Standard">
      <style:paragraph-properties fo:margin-left="1.27mm" fo:margin-right="0mm" fo:text-indent="0mm" style:auto-text-indent="false"/>
    </style:style>
    <style:style style:name="P10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0pt" fo:letter-spacing="-0.18mm" style:font-size-asian="10pt" style:text-scale="110%"/>
    </style:style>
    <style:style style:name="P11" style:family="paragraph" style:parent-style-name="Standard">
      <style:paragraph-properties fo:margin-left="1.27mm" fo:margin-right="0mm" fo:margin-top="7.62mm" fo:margin-bottom="0mm" fo:text-indent="0mm" style:auto-text-indent="false"/>
    </style:style>
    <style:style style:name="P12" style:family="paragraph" style:parent-style-name="Standard">
      <style:paragraph-properties fo:margin-left="1.27mm" fo:margin-right="0mm" fo:margin-top="0mm" fo:margin-bottom="3.81mm" fo:text-indent="0mm" style:auto-text-indent="false"/>
    </style:style>
    <style:style style:name="P13" style:family="paragraph" style:parent-style-name="Standard" style:master-page-name="">
      <style:paragraph-properties fo:margin-left="1.27mm" fo:margin-right="0mm" fo:text-indent="0mm" style:auto-text-indent="false" style:page-number="auto"/>
      <style:text-properties fo:color="#000000" style:font-name="Times New Roman" fo:font-size="10pt" fo:letter-spacing="-0.18mm" style:font-size-asian="10pt" style:text-scale="110%"/>
    </style:style>
    <style:style style:name="P14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61.52mm" style:leader-style="dotted" style:leader-text="."/>
          <style:tab-stop style:position="148.33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22.86mm" fo:margin-right="0mm" fo:margin-top="8.26mm" fo:margin-bottom="0mm" fo:text-indent="-7.62mm" style:auto-text-indent="false">
        <style:tab-stops>
          <style:tab-stop style:position="22.86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22.86mm" fo:margin-right="1.27mm" fo:margin-top="4.45mm" fo:margin-bottom="0mm" fo:text-indent="-7.62mm" style:auto-text-indent="false">
        <style:tab-stops>
          <style:tab-stop style:position="22.86mm" style:type="char" style:char="."/>
        </style:tab-stops>
      </style:paragraph-properties>
    </style:style>
    <style:style style:name="P17" style:family="paragraph" style:parent-style-name="Standard">
      <style:paragraph-properties fo:margin-left="19.05mm" fo:margin-right="12.7mm" fo:margin-top="3.81mm" fo:margin-bottom="0mm" fo:text-indent="-5.08mm" style:auto-text-indent="false"/>
    </style:style>
    <style:style style:name="P18" style:family="paragraph" style:parent-style-name="Standard">
      <style:paragraph-properties fo:margin-left="16.51mm" fo:margin-right="2.54mm" fo:margin-top="3.18mm" fo:margin-bottom="0mm" fo:text-indent="1.27mm" style:auto-text-indent="false"/>
    </style:style>
    <style:style style:name="P19" style:family="paragraph" style:parent-style-name="Standard">
      <style:paragraph-properties fo:margin-left="16.51mm" fo:margin-right="0mm" fo:margin-top="7.62mm" fo:margin-bottom="0mm" fo:text-indent="0mm" style:auto-text-indent="false">
        <style:tab-stops>
          <style:tab-stop style:position="32.07mm" style:type="right"/>
          <style:tab-stop style:position="67.31mm" style:leader-style="dotted" style:leader-text="."/>
          <style:tab-stop style:position="97.08mm" style:leader-style="dotted" style:leader-text="."/>
          <style:tab-stop style:position="146.05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77.47mm" fo:margin-right="0mm" fo:margin-top="15.88mm" fo:margin-bottom="0mm" fo:text-indent="0mm" style:auto-text-indent="false">
        <style:tab-stops>
          <style:tab-stop style:position="147.69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77.47mm" fo:margin-right="0mm" fo:margin-top="8.89mm" fo:margin-bottom="0mm" fo:line-height="85%" fo:text-indent="0mm" style:auto-text-indent="false"/>
    </style:style>
    <style:style style:name="P22" style:family="paragraph" style:parent-style-name="Standard">
      <style:paragraph-properties fo:margin-left="77.47mm" fo:margin-right="0mm" fo:margin-top="3.18mm" fo:margin-bottom="14.61mm" fo:text-indent="0mm" style:auto-text-indent="false">
        <style:tab-stops>
          <style:tab-stop style:position="149.42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0mm" fo:margin-right="1.91mm" fo:margin-top="1.27mm" fo:margin-bottom="1.91mm" fo:text-align="end" style:justify-single-word="false" fo:text-indent="0mm" style:auto-text-indent="false"/>
    </style:style>
    <style:style style:name="P24" style:family="paragraph" style:parent-style-name="Standard">
      <style:paragraph-properties fo:margin-left="107.95mm" fo:margin-right="0mm" fo:margin-top="0.64mm" fo:margin-bottom="0.64mm" fo:line-height="85%" fo:text-indent="0mm" style:auto-text-indent="false"/>
    </style:style>
    <style:style style:name="P25" style:family="paragraph" style:parent-style-name="Standard">
      <style:paragraph-properties fo:margin-top="1.91mm" fo:margin-bottom="0mm" fo:line-height="85%"/>
    </style:style>
    <style:style style:name="P26" style:family="paragraph" style:parent-style-name="Standard">
      <style:paragraph-properties fo:margin-top="1.91mm" fo:margin-bottom="0mm" fo:line-height="101%"/>
    </style:style>
    <style:style style:name="P27" style:family="paragraph" style:parent-style-name="Standard">
      <style:paragraph-properties fo:margin-top="3.81mm" fo:margin-bottom="0mm" fo:line-height="3.97mm" fo:break-before="column"/>
    </style:style>
    <style:style style:name="P28" style:family="paragraph" style:parent-style-name="Standard" style:master-page-name="">
      <style:paragraph-properties fo:line-height="200%" style:page-number="auto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font-weight="bold" style:font-size-asian="10pt" style:font-weight-asian="bold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0pt" fo:letter-spacing="-0.07mm" style:font-size-asian="10pt" style:text-scale="110%"/>
    </style:style>
    <style:style style:name="T5" style:family="text">
      <style:text-properties fo:color="#000000" style:font-name="Times New Roman" fo:font-size="10pt" fo:letter-spacing="-0.18mm" style:font-size-asian="10pt" style:text-scale="110%"/>
    </style:style>
    <style:style style:name="T6" style:family="text">
      <style:text-properties fo:color="#000000" style:font-name="Times New Roman" fo:font-size="10pt" fo:letter-spacing="-0.04mm" style:font-size-asian="10pt" style:text-scale="110%"/>
    </style:style>
    <style:style style:name="T7" style:family="text">
      <style:text-properties fo:color="#000000" style:font-name="Times New Roman" fo:font-size="10pt" style:font-size-asian="10pt" style:text-scale="110%"/>
    </style:style>
    <style:style style:name="T8" style:family="text">
      <style:text-properties fo:color="#000000" style:font-name="Times New Roman" fo:font-size="10pt" fo:letter-spacing="-0.14mm" style:font-size-asian="10pt" style:text-scale="110%"/>
    </style:style>
    <style:style style:name="T9" style:family="text">
      <style:text-properties fo:color="#000000" style:font-name="Times New Roman" fo:font-size="10pt" fo:letter-spacing="-0.12mm" style:font-size-asian="10pt" style:text-scale="110%"/>
    </style:style>
    <style:style style:name="T10" style:family="text">
      <style:text-properties fo:color="#000000" style:font-name="Times New Roman" fo:font-size="10pt" fo:letter-spacing="-0.19mm" style:font-size-asian="10pt" style:text-scale="110%"/>
    </style:style>
    <style:style style:name="T11" style:family="text">
      <style:text-properties fo:color="#000000" style:font-name="Times New Roman" fo:font-size="10pt" fo:letter-spacing="-0.16mm" style:font-size-asian="10pt" style:text-scale="110%"/>
    </style:style>
    <style:style style:name="T12" style:family="text">
      <style:text-properties fo:color="#000000" style:font-name="Times New Roman" fo:font-size="10pt" fo:letter-spacing="-0.21mm" style:font-size-asian="10pt" style:text-scale="110%"/>
    </style:style>
    <style:style style:name="T13" style:family="text">
      <style:text-properties fo:color="#000000" style:font-name="Times New Roman" fo:font-size="10pt" fo:letter-spacing="-0.11mm" style:font-size-asian="10pt" style:text-scale="110%"/>
    </style:style>
    <style:style style:name="T14" style:family="text">
      <style:text-properties fo:color="#000000" style:font-name="Times New Roman" fo:font-size="6.5pt" fo:letter-spacing="-0.07mm" fo:font-weight="bold" style:font-size-asian="6.5pt" style:font-weight-asian="bold" style:text-scale="110%"/>
    </style:style>
    <style:style style:name="T15" style:family="text">
      <style:text-properties fo:color="#000000" style:font-name="Times New Roman" fo:font-size="6.5pt" fo:letter-spacing="-0.14mm" fo:font-weight="bold" style:font-size-asian="6.5pt" style:font-weight-asian="bold" style:text-scale="110%"/>
    </style:style>
    <style:style style:name="T16" style:family="text">
      <style:text-properties fo:color="#000000" style:font-name="Times New Roman" fo:font-size="6.5pt" style:font-size-asian="6.5pt" style:text-scale="110%"/>
    </style:style>
    <style:style style:name="T17" style:family="text">
      <style:text-properties fo:color="#000000" style:font-name="Times New Roman" fo:font-size="6.5pt" fo:letter-spacing="-0.11mm" style:font-size-asian="6.5pt" style:text-scale="110%"/>
    </style:style>
    <style:style style:name="T18" style:family="text">
      <style:text-properties fo:color="#000000" style:font-name="Times New Roman" fo:font-size="6.5pt" fo:letter-spacing="-0.18mm" style:font-size-asian="6.5pt" style:text-scale="110%"/>
    </style:style>
    <style:style style:name="T19" style:family="text">
      <style:text-properties fo:color="#000000" style:font-name="Arial" fo:font-size="22.5pt" fo:font-weight="bold" style:font-size-asian="22.5pt" style:font-weight-asian="bold" style:text-scale="90%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47462*" fo:start-indent="0mm" fo:end-indent="8.45mm"/>
          <style:column style:rel-width="18073*" fo:start-indent="8.45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5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/text:p>
            <text:p text:style-name="P2"/>
            <text:p text:style-name="P4"><text:span text:style-name="T2">THE COMPANIES ACT</text:span></text:p>
            <text:p text:style-name="P4"><text:span text:style-name="T2">(CHAPTER 50)</text:span></text:p>
            <text:p text:style-name="P4"><text:span text:style-name="T2">SECTIONS 31(2)(C), 32(3)(C)(ii) and 61(2)(c)</text:span></text:p>
            <text:p text:style-name="P3"/>
            <text:p text:style-name="P4"><text:span text:style-name="T2">STATUTORY DECLARATION OF COMPLIANCE</text:span></text:p>
            <text:p text:style-name="P4"><text:span text:style-name="T2">BY COMPANY THAT HAS NOT ISSUED</text:span></text:p>
            <text:p text:style-name="P4"><text:span text:style-name="T2">PROSPECTUS</text:span></text:p>
          </table:table-cell>
        </table:table-row>
      </table:table>
      <text:p text:style-name="P5"><text:span text:style-name="T3">FORM</text:span></text:p>
      <text:p text:style-name="P6"><text:span text:style-name="T19">18</text:span></text:p>
      <text:p text:style-name="Standard"/>
      <text:section text:style-name="Sect1" text:name="TextSection">
        <text:p text:style-name="P8"><text:span text:style-name="T4">Folio No</text:span></text:p>
        <text:p text:style-name="Standard"/>
      </text:section>
      <text:section text:style-name="Sect1" text:name="Section1">
        <text:p text:style-name="P13"/>
        <text:p text:style-name="P10"/>
        <text:p text:style-name="P9"><text:span text:style-name="T5">Name of Company:</text:span></text:p>
        <text:p text:style-name="P11"><text:span text:style-name="T6">Company No:</text:span></text:p>
        <text:p text:style-name="P14"><text:span text:style-name="T7">I, <text:tab/>., of<text:tab/></text:span></text:p>
        <text:p text:style-name="P7"><text:span text:style-name="T7"><text:tab/></text:span><text:span text:style-name="T5">NRIC/Passport No<text:tab/>do solemnly and sincerely declare that —</text:span></text:p>
        <text:list xml:id="list4005709791" text:style-name="WWNum1">
          <text:list-item>
            <text:p text:style-name="P15"><text:span text:style-name="T8">I am *the Secretary/one of the directors of the ab</text:span><text:soft-page-break/><text:span text:style-name="T8">ove named company;</text:span></text:p>
          </text:list-item>
          <text:list-item>
            <text:p text:style-name="P16"><text:span text:style-name="T8">Every director of the company has paid to the company on each of the s</text:span><text:soft-page-break/><text:span text:style-name="T8">hares taken or </text:span><text:span text:style-name="T5">contracted to be taken by him, and for which he is liable to pay in cash, a </text:span><text:soft-page-break/><text:span text:style-name="T5">proportion equal to </text:span><text:span text:style-name="T9">the propotion payable on application and allotment on the shar</text:span><text:soft-page-break/><text:span text:style-name="T9">es payable in cash;</text:span></text:p>
          </text:list-item>
        </text:list>
        <text:p text:style-name="P17"><text:span text:style-name="T10">(C) No director of the company has taken or contrac</text:span><text:soft-page-break/><text:span text:style-name="T10">ted to take any share or shares in the </text:span><text:span text:style-name="T8">company for which he is </text:span><text:soft-page-break/><text:span text:style-name="T8">liable to pay in cash;</text:span></text:p>
        <text:p text:style-name="P18"><text:span text:style-name="T11">And I make this solemn deckaration by virtue of the provisions of the Oaths and Declarations </text:span><text:span text:style-name="T9">Act (Cap. 211), and subject to the penalties provided by that Act for the making of </text:span><text:soft-page-break/><text:span text:style-name="T9">false </text:span><text:span text:style-name="T12">statements in statutory declarations, conscientiously believing the statements contained in this </text:span><text:span text:style-name="T9">declaration to be true in every particular.</text:span></text:p>
        <text:p text:style-name="P19"><text:span text:style-name="T7"><text:tab/></text:span><text:span text:style-name="T5">Declared at <text:tab/></text:span><text:span text:style-name="T7">this <text:tab/> day of<text:tab/></text:span></text:p>
        <text:p text:style-name="P20"><text:span text:style-name="T13">Signature of Declarant: <text:tab/></text:span></text:p>
        <text:p text:style-name="P21"><text:span text:style-name="T5">Before me —</text:span></text:p>
        <text:p text:style-name="P22"><text:span text:style-name="T13">Signature: <text:tab/></text:span></text:p>
        <text:p text:style-name="P23"><text:span text:style-name="T8">Name of Commissioner for the Oaths/notary Public</text:span></text:p>
        <text:p text:style-name="P12"><text:span text:style-name="T8">*Delete where inapplicable</text:span><text:bookmark text:name="_GoBack"/></text:p>
        <text:p text:style-name="P24"><text:span text:style-name="T14">For Official Use</text:span></text:p>
        <text:p text:style-name="Standard"><text:soft-page-break/></text:p>
      </text:section>
      <text:section text:style-name="Sect2" text:name="Section2">
        <text:p text:style-name="P28"><text:span text:style-name="T15">Lodged in the office of the Registrar of Companies &amp; Businesses by </text:span><text:span text:style-name="T16">Name:</text:span></text:p>
        <text:p text:style-name="P25"><text:span text:style-name="T17">Address:</text:span></text:p>
        <text:p text:style-name="P25"><text:span text:style-name="T17">A/c No:</text:span></text:p>
        <text:p text:style-name="P27"><text:span text:style-name="T18">Date Of Registration: </text:span><text:span text:style-name="T17">Receipt No:</text:span></text:p>
        <text:p text:style-name="P26"><text:span text:style-name="T17">Checked By:</text:span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14mm" fo:language="en" fo:country="US" style:font-size-asian="10pt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.11mm" fo:margin-bottom="16.65mm" fo:margin-left="165.19mm" fo:margin-right="18.22mm" style:writing-mode="lr-tb" style:layout-grid-color="#c0c0c0" style:layout-grid-lines="260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5:57:00</meta:creation-date>
    <dc:date>2015-12-16T06:02:00</dc:date>
    <meta:editing-duration>PT5S</meta:editing-duration>
    <meta:generator>LibreOffice/3.5$Linux_X86_64 LibreOffice_project/350m1$Build-2</meta:generator>
    <meta:document-statistic meta:table-count="1" meta:image-count="0" meta:object-count="0" meta:page-count="10" meta:paragraph-count="29" meta:word-count="233" meta:character-count="1349" meta:non-whitespace-character-count="11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